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>
            <text:p>Phase 3</text:p>
          </table:table-cell>
          <table:table-cell/>
          <table:table-cell office:value-type="string">
            <text:p>Memory Loc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804c8a0</text:p>
          </table:table-cell>
          <table:table-cell office:value-type="string">
            <text:p>input string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0804a765</text:p>
          </table:table-cell>
          <table:table-cell office:value-type="string">
            <text:p>%d %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fffd418</text:p>
          </table:table-cell>
          <table:table-cell office:value-type="string">
            <text:p>location to store first digi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0xffffd41c</text:p>
          </table:table-cell>
          <table:table-cell office:value-type="string">
            <text:p>location to store second digit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0x0000000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0x00070000</text:p>
          </table:table-cell>
          <table:table-cell office:value-type="string">
            <text:p>First Digit</text:p>
          </table:table-cell>
        </table:table-row>
        <table:table-row table:style-name="ro1">
          <table:table-cell office:value-type="string">
            <text:p>1c</text:p>
          </table:table-cell>
          <table:table-cell office:value-type="string">
            <text:p>0x00000007</text:p>
          </table:table-cell>
          <table:table-cell office:value-type="string">
            <text:p>Second Dig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g </meta:initial-creator>
    <meta:creation-date>2013-10-01T23:39:12</meta:creation-date>
    <dc:date>2013-10-02T01:01:27</dc:date>
    <dc:creator>Ling </dc:creator>
    <meta:editing-duration>PT36M45S</meta:editing-duration>
    <meta:editing-cycles>1</meta:editing-cycles>
    <meta:document-statistic meta:table-count="1" meta:cell-count="22" meta:object-count="0"/>
    <meta:generator>LibreOffice/3.6$Linux_X86_64 LibreOffice_project/360m1$Build-2</meta:generator>
  </office:meta>
</office:document-meta>
</file>